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eague Spartan" svg:font-family="'League Spart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League Spartan" officeooo:rsid="0014c854" officeooo:paragraph-rsid="0014c854"/>
    </style:style>
    <style:style style:name="P2" style:family="paragraph" style:parent-style-name="Text_20_body">
      <style:paragraph-properties fo:text-align="center" style:justify-single-word="false"/>
      <style:text-properties style:font-name="League Spartan"/>
    </style:style>
    <style:style style:name="P3" style:family="paragraph" style:parent-style-name="Text_20_body">
      <style:paragraph-properties fo:text-align="justify" style:justify-single-word="false"/>
      <style:text-properties style:font-name="League Spartan"/>
    </style:style>
    <style:style style:name="P4" style:family="paragraph" style:parent-style-name="Text_20_body" style:list-style-name="L1">
      <style:paragraph-properties fo:text-align="justify" style:justify-single-word="false"/>
      <style:text-properties style:font-name="League Spartan"/>
    </style:style>
    <style:style style:name="P5" style:family="paragraph" style:parent-style-name="Text_20_body">
      <style:paragraph-properties fo:margin-top="0in" fo:margin-bottom="0in" style:contextual-spacing="false" fo:text-align="justify" style:justify-single-word="false"/>
      <style:text-properties style:font-name="League Spartan"/>
    </style:style>
    <style:style style:name="P6" style:family="paragraph" style:parent-style-name="Text_20_body" style:list-style-name="L1">
      <style:paragraph-properties fo:margin-top="0in" fo:margin-bottom="0in" style:contextual-spacing="false" fo:text-align="justify" style:justify-single-word="false"/>
      <style:text-properties style:font-name="League Spartan"/>
    </style:style>
    <style:style style:name="P7" style:family="paragraph" style:parent-style-name="Text_20_body" style:list-style-name="L3">
      <style:paragraph-properties fo:margin-top="0in" fo:margin-bottom="0in" style:contextual-spacing="false" fo:text-align="justify" style:justify-single-word="false"/>
      <style:text-properties style:font-name="League Spartan" officeooo:paragraph-rsid="0012de2a"/>
    </style:style>
    <style:style style:name="P8" style:family="paragraph" style:parent-style-name="Text_20_body">
      <style:paragraph-properties fo:margin-top="0in" fo:margin-bottom="0in" style:contextual-spacing="false" fo:text-align="justify" style:justify-single-word="false"/>
      <style:text-properties style:font-name="League Spartan" officeooo:paragraph-rsid="0012de2a"/>
    </style:style>
    <style:style style:name="T1" style:family="text">
      <style:text-properties officeooo:rsid="000dfa18"/>
    </style:style>
    <style:style style:name="T2" style:family="text">
      <style:text-properties officeooo:rsid="000ee91e"/>
    </style:style>
    <style:style style:name="T3" style:family="text">
      <style:text-properties officeooo:rsid="0010d2eb"/>
    </style:style>
    <style:style style:name="T4" style:family="text">
      <style:text-properties officeooo:rsid="0011de47"/>
    </style:style>
    <style:style style:name="T5" style:family="text">
      <style:text-properties officeooo:rsid="00149b2f"/>
    </style:style>
    <style:style style:name="T6" style:family="text">
      <style:text-properties officeooo:rsid="0018e74e"/>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Roadmap for Building a Common Software Framework for </text:span><text:span text:style-name="Strong_20_Emphasis"><text:span text:style-name="T1">LiquidO/CLOUD</text:span></text:span></text:p>
      <text:p text:style-name="P3"/>
      <text:p text:style-name="P3">Introduction: The purpose of this roadmap is to outline the steps necessary to establish a common software framework for <text:span text:style-name="T2">LiquidO/CLOUD</text:span>. The roadmap emphasizes the selection of a framework, integration of existing codes, and crucial considerations for software management, dataset management, data format, documentation standards, and user guides. The roadmap aims to facilitate collaboration, enhance efficiency, and ensure consistency in software development, simulations, and data analysis.</text:p>
      <text:list xml:id="list2390881555" text:style-name="L1">
        <text:list-item>
          <text:p text:style-name="P4">Framework Selection: The steering committee, based on the software group recommendations, is currently evaluating two existing frameworks: REST-for-physics and DOGS (from Double Chooz experiment). The decision-making process involves careful consideration of the following factors:</text:p>
          <text:list>
            <text:list-item>
              <text:p text:style-name="P6">Compatibility with collaboration requirements</text:p>
            </text:list-item>
            <text:list-item>
              <text:p text:style-name="P6">Flexibility and extensibility</text:p>
            </text:list-item>
            <text:list-item>
              <text:p text:style-name="P6">Community support and availability of resources</text:p>
            </text:list-item>
            <text:list-item>
              <text:p text:style-name="P6">Performance and scalability</text:p>
            </text:list-item>
            <text:list-item>
              <text:p text:style-name="P6">Integration capabilities with existing codes and tools</text:p>
            </text:list-item>
            <text:list-item>
              <text:p text:style-name="P6">Documentation and ease of use</text:p>
            </text:list-item>
          </text:list>
        </text:list-item>
      </text:list>
      <text:p text:style-name="P5"/>
      <text:list xml:id="list101236086180332" text:continue-numbering="true" text:style-name="L1">
        <text:list-item>
          <text:p text:style-name="P4">Integration of Existing Codes: To leverage the work already done by the collaboration, the integration of existing codes into the chosen framework is crucial.</text:p>
          <text:list>
            <text:list-item>
              <text:p text:style-name="P6">Identifying relevant codes for simulations, data reconstruction, and analysis → <text:span text:style-name="T6">RecoMor/RecoZoR?</text:span></text:p>
            </text:list-item>
            <text:list-item>
              <text:p text:style-name="P6">Conducting a code audit to assess compatibility and dependencies</text:p>
            </text:list-item>
            <text:list-item>
              <text:p text:style-name="P6">Refactoring codes to adhere to the chosen framework's standards and interfaces</text:p>
            </text:list-item>
            <text:list-item>
              <text:p text:style-name="P6">Ensuring backward compatibility for existing codes, if required</text:p>
            </text:list-item>
            <text:list-item>
              <text:p text:style-name="P6">Establishing a clear migration plan and guidelines for code integration</text:p>
            </text:list-item>
            <text:list-item>
              <text:p text:style-name="P6">Implementing proper testing and validation procedures after integration</text:p>
            </text:list-item>
          </text:list>
        </text:list-item>
      </text:list>
      <text:p text:style-name="P5"/>
      <text:list xml:id="list101236487704882" text:continue-numbering="true" text:style-name="L1">
        <text:list-item>
          <text:p text:style-name="P4">Software Management: Efficient software management practices contribute to collaborative development and code stability.</text:p>
          <text:list>
            <text:list-item>
              <text:p text:style-name="P6">Establish a dedicated and managed Git repository, preferably using GitLab, for version control and collaboration</text:p>
            </text:list-item>
            <text:list-item>
              <text:p text:style-name="P6">Maintain a well-defined branching and release strategy</text:p>
            </text:list-item>
            <text:list-item>
              <text:p text:style-name="P6">Adopt a continuous integration and deployment (CI/CD) approach for automated builds and testing</text:p>
            </text:list-item>
            <text:list-item>
              <text:p text:style-name="P6">Implement code review processes to ensure quality and consistency</text:p>
            </text:list-item>
            <text:list-item>
              <text:p text:style-name="P6">Define coding conventions and style guidelines for uniformity</text:p>
            </text:list-item>
            <text:list-item>
              <text:p text:style-name="P6">Encourage documentation of code changes, issues, and resolutions</text:p>
            </text:list-item>
            <text:list-item>
              <text:p text:style-name="P6">Facilitate communication and collaboration through issue tracking and discussion forums within the repository</text:p>
            </text:list-item>
          </text:list>
        </text:list-item>
      </text:list>
      <text:p text:style-name="P5"/>
      <text:list xml:id="list101236248885178" text:continue-numbering="true" text:style-name="L1">
        <text:list-item>
          <text:p text:style-name="P4">Dataset Management: Efficient management of datasets, particularly simulated data, is essential for reproducibility and analysis.</text:p>
          <text:list>
            <text:list-item>
              <text:p text:style-name="P6"><text:span text:style-name="T2">The CCIN2P3 has been elected as</text:span> centralized storage system for datasets, ensuring accessibility and scalability</text:p>
            </text:list-item>
            <text:list-item>
              <text:p text:style-name="P6">Define conventions for dataset organization, metadata, and versioning</text:p>
            </text:list-item>
            <text:list-item>
              <text:p text:style-name="P6"><text:span text:style-name="T3">E</text:span>stablishing efficient and reliable methods for accessing, storing, and distributing datasets within the collaboration <text:span text:style-name="T3">(naming convention, data base for datasets, read-only or read-write access for shared datasets...)</text:span></text:p>
            </text:list-item>
            <text:list-item>
              <text:p text:style-name="P6">Designate responsible individuals or groups for maintaining and updating datasets</text:p>
            </text:list-item>
            <text:list-item>
              <text:p text:style-name="P6"><text:soft-page-break/>Incorporate tools for data validation: <text:span text:style-name="T4">implement automated validation tools or scripts that perform checks on the datasets to identify inconsistencies, missing values, or potential errors</text:span></text:p>
            </text:list-item>
          </text:list>
        </text:list-item>
      </text:list>
      <text:list xml:id="list775671253" text:style-name="L3">
        <text:list-item>
          <text:list>
            <text:list-item>
              <text:p text:style-name="P7">Incorporate tools for data preprocessing <text:span text:style-name="T4">(</text:span>data normalization…<text:span text:style-name="T4">). Implement mechanisms for preserving preprocessing steps and parameters to ensure reproducibility and consistency across different analyses or simulations</text:span></text:p>
            </text:list-item>
          </text:list>
        </text:list-item>
      </text:list>
      <text:p text:style-name="P8"/>
      <text:list xml:id="list101235135173329" text:continue-list="list101236248885178" text:style-name="L1">
        <text:list-item>
          <text:p text:style-name="P4">Data Format: Establishing a standardized data format is crucial.</text:p>
          <text:list>
            <text:list-item>
              <text:p text:style-name="P6">Analyze the requirements and characteristics of the collaboration's data</text:p>
            </text:list-item>
            <text:list-item>
              <text:p text:style-name="P6">Select a suitable data format that accommodates the collaboration's needs → <text:span text:style-name="T5">Root?</text:span></text:p>
            </text:list-item>
            <text:list-item>
              <text:p text:style-name="P6">Define guidelines and conventions for data serialization and storage within the chosen format</text:p>
            </text:list-item>
            <text:list-item>
              <text:p text:style-name="P6">Implement data conversion utilities if necessary to migrate existing data to the new format</text:p>
            </text:list-item>
          </text:list>
        </text:list-item>
      </text:list>
      <text:p text:style-name="P5"/>
      <text:list xml:id="list101237179714021" text:continue-numbering="true" text:style-name="L1">
        <text:list-item>
          <text:p text:style-name="P4">Documentation Standards within Code: Clear and comprehensive documentation within the codebase improves code readability, maintainability, and knowledge sharing.</text:p>
          <text:list>
            <text:list-item>
              <text:p text:style-name="P6">Adopt a standard documentation tool, such as Doxygen or Sphinx, to generate code documentation automatically</text:p>
            </text:list-item>
            <text:list-item>
              <text:p text:style-name="P6">Encourage developers to document code</text:p>
            </text:list-item>
            <text:list-item>
              <text:p text:style-name="P6">Promote the use of inline comments for clarifying complex sections or assumptions</text:p>
            </text:list-item>
            <text:list-item>
              <text:p text:style-name="P6">Ensure documentation is up-to-date with code changes and new features</text:p>
            </text:list-item>
          </text:list>
        </text:list-item>
      </text:list>
      <text:p text:style-name="P5"/>
      <text:list xml:id="list101236658689196" text:continue-numbering="true" text:style-name="L1">
        <text:list-item>
          <text:p text:style-name="P4">Creating a user guide → <text:span text:style-name="T4">wiki?</text:span></text:p>
        </text:list-item>
      </text:list>
      <text:p text:style-name="P1"/>
      <text:p text:style-name="P1">The achievement status of these steps highly depends on the chosen framewor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eague Spartan" svg:font-family="'League Spart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1T14:21:23.519056921</meta:creation-date>
    <dc:date>2023-05-12T10:12:34.792140048</dc:date>
    <meta:editing-duration>PT19H30M26S</meta:editing-duration>
    <meta:editing-cycles>11</meta:editing-cycles>
    <meta:generator>LibreOffice/7.0.4.2$Linux_X86_64 LibreOffice_project/00$Build-2</meta:generator>
    <meta:document-statistic meta:table-count="0" meta:image-count="0" meta:object-count="0" meta:page-count="2" meta:paragraph-count="43" meta:word-count="603" meta:character-count="4372" meta:non-whitespace-character-count="3852"/>
  </office:meta>
</office:document-meta>
</file>